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56c47" officeooo:paragraph-rsid="00156c47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58f65" officeooo:paragraph-rsid="00158f6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7cb6" officeooo:paragraph-rsid="00177cb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6c47" style:font-style-asian="normal" style:font-weight-asian="normal"/>
    </style:style>
    <style:style style:name="T3" style:family="text">
      <style:text-properties officeooo:rsid="00191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2">Constitutes the need for language recognition and establishes both English and Porpoistani as languages for the PA. <text:span text:style-name="T3">English to be the primary working language and binding language.</text:span></text:p>
      <text:p text:style-name="P1"/>
      <text:p text:style-name="P1">And proceeds.</text:p>
      <text:p text:style-name="P1"/>
      <text:p text:style-name="P1">Signed by,</text:p>
      <text:p text:style-name="P2">yoran</text:p>
      <text:p text:style-name="P3">Solar_Porpoise</text:p>
      <text:p text:style-name="P3">Tsarsteven</text:p>
      <text:p text:style-name="P4">eldegron</text:p>
      <text:p text:style-name="P1"/>
      <text:p text:style-name="P1"/>
      <text:p text:style-name="P1"/>
      <text:p text:style-name="Standard"><text:span text:style-name="T1">[Motion as: 20-</text:span><text:span text:style-name="T2">4</text:span><text:span text:style-name="T1">: “To recognise Porpoistani as language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8:19:07.961688265</dc:date>
    <meta:editing-duration>PT5M48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10" meta:word-count="64" meta:character-count="431" meta:non-whitespace-character-count="377"/>
  </office:meta>
</office:document-meta>
</file>